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6061f" officeooo:paragraph-rsid="0006061f"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7b8fc" officeooo:paragraph-rsid="0007b8fc"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b6c80" officeooo:paragraph-rsid="000b6c8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7"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8" style:family="paragraph" style:parent-style-name="Standard">
      <style:paragraph-properties fo:text-align="justify" style:justify-single-word="false"/>
      <style:text-properties fo:font-size="10pt" fo:font-style="normal" style:text-underline-style="none" fo:font-weight="bold" officeooo:rsid="0040229a" officeooo:paragraph-rsid="0040229a" style:font-size-asian="8.75pt" style:font-style-asian="normal" style:font-weight-asian="bold" style:font-size-complex="10pt" style:font-style-complex="normal" style:font-weight-complex="bold"/>
    </style:style>
    <style:style style:name="P59"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style="normal" style:text-underline-style="none" fo:font-weight="bold" officeooo:rsid="003a7ae1" officeooo:paragraph-rsid="003a7ae1"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officeooo:paragraph-rsid="0022289c"/>
    </style:style>
    <style:style style:name="P64" style:family="paragraph" style:parent-style-name="Standard">
      <style:paragraph-properties fo:text-align="justify" style:justify-single-word="false"/>
      <style:text-properties officeooo:rsid="0022ba28" officeooo:paragraph-rsid="0022ba28"/>
    </style:style>
    <style:style style:name="P65" style:family="paragraph" style:parent-style-name="Standard">
      <style:paragraph-properties fo:text-align="justify" style:justify-single-word="false"/>
      <style:text-properties officeooo:rsid="0029f85d" officeooo:paragraph-rsid="0029f85d"/>
    </style:style>
    <style:style style:name="P66" style:family="paragraph" style:parent-style-name="Standard">
      <style:paragraph-properties fo:text-align="justify" style:justify-single-word="false"/>
      <style:text-properties officeooo:rsid="002664f3" officeooo:paragraph-rsid="00281fb9"/>
    </style:style>
    <style:style style:name="P67"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68"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69"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0"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1"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2" style:family="paragraph" style:parent-style-name="Preformatted_20_Text">
      <style:paragraph-properties fo:margin-top="0in" fo:margin-bottom="0.1965in" loext:contextual-spacing="false"/>
    </style:style>
    <style:style style:name="P73"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4" style:family="paragraph" style:parent-style-name="Preformatted_20_Text">
      <style:paragraph-properties fo:margin-top="0in" fo:margin-bottom="0in" loext:contextual-spacing="false" fo:text-align="justify" style:justify-single-word="false"/>
      <style:text-properties officeooo:paragraph-rsid="0042af1d"/>
    </style:style>
    <style:style style:name="P75" style:family="paragraph" style:parent-style-name="Preformatted_20_Text">
      <style:paragraph-properties fo:margin-top="0in" fo:margin-bottom="0in" loext:contextual-spacing="false" fo:text-align="justify" style:justify-single-word="false"/>
      <style:text-properties officeooo:paragraph-rsid="0042af1d"/>
    </style:style>
    <style:style style:name="P76" style:family="paragraph" style:parent-style-name="Preformatted_20_Text">
      <style:paragraph-properties fo:margin-top="0in" fo:margin-bottom="0in" loext:contextual-spacing="false" fo:text-align="justify" style:justify-single-word="false"/>
      <style:text-properties officeooo:paragraph-rsid="00456f27"/>
    </style:style>
    <style:style style:name="P77" style:family="paragraph" style:parent-style-name="Preformatted_20_Text">
      <style:paragraph-properties fo:margin-top="0in" fo:margin-bottom="0in" loext:contextual-spacing="false" fo:text-align="justify" style:justify-single-word="false"/>
      <style:text-properties officeooo:paragraph-rsid="00468344"/>
    </style:style>
    <style:style style:name="P78" style:family="paragraph" style:parent-style-name="Preformatted_20_Text">
      <style:paragraph-properties fo:margin-top="0in" fo:margin-bottom="0in" loext:contextual-spacing="false" fo:text-align="justify" style:justify-single-word="false"/>
      <style:text-properties officeooo:paragraph-rsid="00471b7a"/>
    </style:style>
    <style:style style:name="P79"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0" style:family="paragraph" style:parent-style-name="Standard">
      <style:paragraph-properties fo:margin-top="0in" fo:margin-bottom="0in" loext:contextual-spacing="false" fo:text-align="justify" style:justify-single-word="false"/>
      <style:text-properties officeooo:paragraph-rsid="004759ee"/>
    </style:style>
    <style:style style:name="P81" style:family="paragraph" style:parent-style-name="Standard">
      <style:text-properties officeooo:paragraph-rsid="00476531"/>
    </style:style>
    <style:style style:name="P82"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Consolas" fo:font-size="9.5pt" style:font-size-asian="9.5pt"/>
    </style:style>
    <style:style style:name="T9" style:family="text">
      <style:text-properties fo:color="#000000" style:font-name="Liberation Serif" fo:font-size="10pt" officeooo:rsid="0022289c" style:font-size-asian="10pt" style:font-size-complex="10pt"/>
    </style:style>
    <style:style style:name="T10"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7"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9" style:family="text">
      <style:text-properties fo:font-size="10pt" fo:font-style="normal" style:text-underline-style="none" style:font-size-asian="8.75pt" style:font-style-asian="normal" style:font-size-complex="10pt" style:font-style-complex="normal"/>
    </style:style>
    <style:style style:name="T20" style:family="text">
      <style:text-properties fo:font-size="10pt" fo:font-style="normal" style:text-underline-style="none" officeooo:rsid="002c8788" style:font-size-asian="8.75pt" style:font-style-asian="normal" style:font-size-complex="10pt" style:font-style-complex="normal"/>
    </style:style>
    <style:style style:name="T21" style:family="text">
      <style:text-properties fo:font-size="10pt" fo:font-style="normal" style:text-underline-style="none" officeooo:rsid="0031ebef" style:font-size-asian="8.75pt" style:font-style-asian="normal" style:font-size-complex="10pt" style:font-style-complex="normal"/>
    </style:style>
    <style:style style:name="T22" style:family="text">
      <style:text-properties fo:font-size="10pt" fo:font-style="normal" style:text-underline-style="none" officeooo:rsid="0033a2ca" style:font-size-asian="8.75pt" style:font-style-asian="normal" style:font-size-complex="10pt" style:font-style-complex="normal"/>
    </style:style>
    <style:style style:name="T23" style:family="text">
      <style:text-properties fo:font-size="10pt" fo:font-style="normal" style:text-underline-style="none" officeooo:rsid="0035f0dc" style:font-size-asian="8.75pt" style:font-style-asian="normal" style:font-size-complex="10pt" style:font-style-complex="normal"/>
    </style:style>
    <style:style style:name="T24" style:family="text">
      <style:text-properties fo:font-size="10pt" fo:font-style="normal" style:text-underline-style="none" officeooo:rsid="0037776a" style:font-size-asian="8.75pt" style:font-style-asian="normal" style:font-size-complex="10pt" style:font-style-complex="normal"/>
    </style:style>
    <style:style style:name="T25"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6" style:family="text">
      <style:text-properties style:font-name="Liberation Serif" fo:font-weight="bold" officeooo:rsid="0042036d" style:font-weight-asian="bold" style:font-weight-complex="bold"/>
    </style:style>
    <style:style style:name="T27" style:family="text">
      <style:text-properties style:font-name="Liberation Serif" fo:font-weight="bold" officeooo:rsid="00456f27" style:font-weight-asian="bold" style:font-weight-complex="bold"/>
    </style:style>
    <style:style style:name="T28" style:family="text">
      <style:text-properties style:font-name="Liberation Serif" fo:font-weight="normal" officeooo:rsid="0042af1d" style:font-weight-asian="normal" style:font-weight-complex="normal"/>
    </style:style>
    <style:style style:name="T29" style:family="text">
      <style:text-properties style:font-name="Liberation Serif" fo:font-weight="normal" officeooo:rsid="00468344" style:font-weight-asian="normal" style:font-weight-complex="normal"/>
    </style:style>
    <style:style style:name="T30" style:family="text">
      <style:text-properties style:font-name="Liberation Serif" fo:font-weight="normal" officeooo:rsid="00471b7a" style:font-weight-asian="normal" style:font-weight-complex="normal"/>
    </style:style>
    <style:style style:name="T31" style:family="text">
      <style:text-properties style:font-name="Liberation Serif" fo:font-weight="normal" officeooo:rsid="004759ee" style:font-weight-asian="normal" style:font-weight-complex="normal"/>
    </style:style>
    <style:style style:name="T32" style:family="text">
      <style:text-properties style:font-name="Liberation Serif" fo:font-weight="normal" officeooo:rsid="00476531" style:font-weight-asian="normal" style:font-weight-complex="normal"/>
    </style:style>
    <style:style style:name="T33" style:family="text">
      <style:text-properties fo:font-weight="normal" officeooo:rsid="004759ee" style:font-weight-asian="normal" style:font-weight-complex="normal"/>
    </style:style>
    <style:style style:name="T34" style:family="text">
      <style:text-properties fo:color="#2e75b6" style:font-name="Consolas" fo:font-size="9.5pt" style:font-size-asian="9.5pt"/>
    </style:style>
    <style:style style:name="T35" style:family="text">
      <style:text-properties fo:color="#2e75b6" style:font-name="Consolas" fo:font-size="9.5pt" fo:font-weight="normal" officeooo:rsid="004759ee" style:font-size-asian="9.5pt" style:font-weight-asian="normal" style:font-weight-complex="normal"/>
    </style:style>
    <style:style style:name="T36" style:family="text">
      <style:text-properties fo:color="#a31515" style:font-name="Consolas" fo:font-size="9.5pt" style:font-size-asian="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8">Now with ASP.NET Core that are 2 ways to build a web application:</text:p>
      <text:p text:style-name="P6">- MVC application</text:p>
      <text:p text:style-name="P6">- Razor Pages application</text:p>
      <text:p text:style-name="P6"/>
      <text:p text:style-name="P6">Basic CRUD website</text:p>
      <text:p text:style-name="P6"/>
      <text:p text:style-name="P8">Build 2 simple project:</text:p>
      <text:p text:style-name="P6">- basic Razor project</text:p>
      <text:p text:style-name="P6">- simple MVC project (main project)</text:p>
      <text:p text:style-name="P6"/>
      <text:p text:style-name="P6"/>
      <text:p text:style-name="P9">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1">Razor project</text:p>
      <text:p text:style-name="P61"/>
      <text:p text:style-name="P11">Egy masfajta megkozelites MVC-hez kepest.</text:p>
      <text:p text:style-name="P11"/>
      <text:p text:style-name="P10">Has two parts:</text:p>
      <text:p text:style-name="P11">- Razor Page (UI/View)</text:p>
      <text:p text:style-name="P11">- Page Model (Contains Handlers)</text:p>
      <text:p text:style-name="P11"/>
      <text:p text:style-name="P12">Oldalkozpontu megkozelites, ahol szorosan egymas mellett szerepel az oldal kodja es a <text:span text:style-name="T2">PageModel</text:span></text:p>
      <text:p text:style-name="P59"/>
      <text:p text:style-name="P13"><text:span text:style-name="T3">Index.cshtml</text:span> – ez a Razor <text:span text:style-name="T6">page</text:span>/the UI of the application</text:p>
      <text:p text:style-name="P13"><text:tab/><text:span text:style-name="T3">Index.cshtml.cs</text:span> – ez a model a fenti index razor page-nek </text:p>
      <text:p text:style-name="P13"><text:tab/><text:tab/><text:tab/>- ebben vannak ‘handlers’ amik olyanok mint a Controller action method-ok</text:p>
      <text:p text:style-name="P13"><text:tab/><text:tab/><text:tab/>- <text:span text:style-name="T6">page model</text:span></text:p>
      <text:p text:style-name="P13"/>
      <text:p text:style-name="P47">Double click on the project name:</text:p>
      <text:p text:style-name="P15">mainly it’s to reference all the NuGet packages and the target framework</text:p>
      <text:p text:style-name="P14">this .csproj file replaces the earlier Core versions <text:span text:style-name="T2">project.json</text:span> and <text:span text:style-name="T2">exproj</text:span> files.</text:p>
      <text:p text:style-name="P14">&lt;targetframework&gt; <text:s text:c="3"/>- is a node in this file. After adding more packages to the project, more nodes will be here. <text:span text:style-name="T4">(if added a new Nuget package, a new package reference entry will be here)</text:span></text:p>
      <text:p text:style-name="P14"/>
      <text:p text:style-name="P15"><text:span text:style-name="T2">Metapackage</text:span> – it was in the earlier versions of Core included as a NuGet package, but now it’s discontinued and now it’s a part of the .NET Core Class Library</text:p>
      <text:p text:style-name="P15"/>
      <text:p text:style-name="P48">Properties folder</text:p>
      <text:p text:style-name="P16">launchSettings.json <text:s text:c="2"/>file <text:s text:c="2"/>- it tells Visual Studio, what to do when we click the Run button</text:p>
      <text:p text:style-name="P16">this can also be set in the Properties of the project, Debug menu option</text:p>
      <text:p text:style-name="P16"/>
      <text:p text:style-name="P49">www<text:span text:style-name="T5">r</text:span>oot folder</text:p>
      <text:p text:style-name="P17">all the static files will be placed here</text:p>
      <text:p text:style-name="P17">this is the root folder for our website</text:p>
      <text:p text:style-name="P17">no code files should be placed here! </text:p>
      <text:p text:style-name="P17"/>
      <text:p text:style-name="P50">Pages folder</text:p>
      <text:p text:style-name="P18">this is the main folder inside any razor project</text:p>
      <text:p text:style-name="P19">in Shared folder _Layout.cshtml is the default master page for the application </text:p>
      <text:p text:style-name="P19"/>
      <text:p text:style-name="P51"><text:soft-page-break/>Routing in Razor Pages</text:p>
      <text:p text:style-name="P20">how to match URL’s on the resources on the server?</text:p>
      <text:p text:style-name="P20">The most straight forward answer is to map URLs to physical files on the disk <text:s/>- this approach was implemented for Razor pages framework</text:p>
      <text:p text:style-name="P21">Razot pages needs a root folder</text:p>
      <text:p text:style-name="P21">file extension should not be included in the URL path</text:p>
      <text:p text:style-name="P21">Index.cshtml is a default document</text:p>
      <text:p text:style-name="P21"/>
      <text:p text:style-name="P52">Tag helpers</text:p>
      <text:p text:style-name="P22">are new to ASP.NET core</text:p>
      <text:p text:style-name="P23">it’s like Angular Directives, but the have differences</text:p>
      <text:p text:style-name="P23">can use the regular html tag and can append a tag helper to it</text:p>
      <text:p text:style-name="P23"/>
      <text:p text:style-name="P23">HTML helpers are also for this reason, but they have not so really HTML friendly look</text:p>
      <text:p text:style-name="P23"/>
      <text:p text:style-name="P53">The Main method-ok</text:p>
      <text:p text:style-name="P24">no global.asax anymore</text:p>
      <text:p text:style-name="P24">startup now is determined by you. It starts with the program class file</text:p>
      <text:p text:style-name="P25">the program.cs file contains a main method which is the entry point of the applicaton</text:p>
      <text:p text:style-name="P25">the application initially starts as a command line application, the main method configures asp.net Core and starts it</text:p>
      <text:p text:style-name="P25"/>
      <text:p text:style-name="P26"/>
      <text:p text:style-name="P54">Startup.cs</text:p>
      <text:p text:style-name="P28">Dependency injection forms an integer part of ASP .NET Core.</text:p>
      <text:p text:style-name="P26">ServiceCollection object is injected into the method as a parameter at <text:span text:style-name="T3">public void ConfigureServices</text:span> in Startup.cs </text:p>
      <text:p text:style-name="P27">Examples of the possible services here: Entity Framework Core, Identity Services, MVC, and many more….</text:p>
      <text:p text:style-name="P63"><text:span text:style-name="T11">By default </text:span><text:span text:style-name="T7">services.AddRazorPages() </text:span><text:span text:style-name="T9">is added.</text:span><text:span text:style-name="T12"><text:tab/></text:span></text:p>
      <text:p text:style-name="P27"/>
      <text:p text:style-name="P64"><text:span text:style-name="T18">P</text:span><text:span text:style-name="T17">ublic void Configure()</text:span><text:span text:style-name="T10"> - </text:span><text:span text:style-name="T13">this method configures the HTTP request pipeline. </text:span><text:span text:style-name="T14">The pipeline specifies how the application should response to HTTP request. Pipeline is composed of individual parts called middleware. </text:span></text:p>
      <text:p text:style-name="P29">Middlewares can be Authentications, MVC, Static files… The order is important. </text:p>
      <text:p text:style-name="P30">When the data travels to the pipeline, it gets manipulated from the individual middleware’s so as the request and the response.</text:p>
      <text:p text:style-name="P31">Using the pipeline approach we only plug in the middlewares <text:s/>that we need. Everything we olug in is in a separate assembly exposed in a NuGet.</text:p>
      <text:p text:style-name="P32">There are a few middlewares pluged in by default. </text:p>
      <text:p text:style-name="P65"><text:span text:style-name="T10">app.</text:span><text:span text:style-name="T25">middlewarename</text:span><text:span text:style-name="T10"> <text:s/>is the synthax. </text:span></text:p>
      <text:p text:style-name="P31"/>
      <text:p text:style-name="P66"><text:span text:style-name="T15">There are 2 webserver, one is external like IIS or APACHE or LINUX and there is also an internal webserver hosted by our application. Reqest from the external webserver are passed . </text:span><text:span text:style-name="T16">Most common internal webserver is Kestrel.</text:span><text:span text:style-name="T10"> </text:span></text:p>
      <text:p text:style-name="P31"/>
      <text:p text:style-name="P55">Middleware in ASP.NET Core</text:p>
      <text:p text:style-name="P67"><text:span text:style-name="T19">Those pieces of code that handle the HTTP request </text:span><text:span text:style-name="T20">and results the response</text:span><text:span text:style-name="T19"> make up the request pipeline.</text:span></text:p>
      <text:p text:style-name="P33">We can configure this pipeline by adding middleware which are software components that are assembled into an application pipeline to handle reqest and response.</text:p>
      <text:p text:style-name="P33">First the HTTP request which comes to the server is attached to a ‘context object’.</text:p>
      <text:p text:style-name="P34">Every piece of pipeline checks it, and if no action needed passes to the next part. If at the end of the pipeline no response has been formed, and that will cause a 404 not found written back to whoever originated the request. </text:p>
      <text:p text:style-name="P34">Any of the middleware pieces can form a response and send back. Not obligatory to pass forward always to the next middleware. But typically the context would go all the way to the pipeline to the end and the last piece of middleware sends a response. </text:p>
      <text:p text:style-name="P34">The order of pipeline is important. It always gets passed from the first to the last!</text:p>
      <text:p text:style-name="P34"/>
      <text:p text:style-name="P3"><text:span text:style-name="T19">AppS</text:span><text:span text:style-name="T21">e</text:span><text:span text:style-name="T19">ttings.json</text:span></text:p>
      <text:p text:style-name="P35">All of the application settings are contained here. </text:p>
      <text:p text:style-name="P35">Any settings to the AppSettings.json file will require restarting the “Microsoft IIS Administration” service to take effect.</text:p>
      <text:p text:style-name="P35">Here will be ad the connection string!</text:p>
      <text:p text:style-name="P35"/>
      <text:p text:style-name="P35"/>
      <text:p text:style-name="P56">Dependency Injection</text:p>
      <text:p text:style-name="P36">ASP.NET Core support dependency injection software design pattern, which is acheieveng inversion of control between classes and their dependencies. <text:s/>(IOC – Inversion Of Control)</text:p>
      <text:p text:style-name="P68"><text:soft-page-break/><text:span text:style-name="T19">IOC container is a framework for implementing automatic dependency injection. </text:span><text:span text:style-name="T22">It manages object creation and it’s lifetime and also injects dependencies to their class. </text:span></text:p>
      <text:p text:style-name="P37">IOC container creates an object of specified class, and also injects all of the dependency objects through constructor, property, method at runtime and exposes it at appropriate time. </text:p>
      <text:p text:style-name="P38">So we don’t have to create and manage the objects manually. </text:p>
      <text:p text:style-name="P39">In ASP.NET Core, both framework services and application services can be injected into your classes, rather than being tightly coupled. </text:p>
      <text:p text:style-name="P40">Dependency injection is a design pattern, in which a class or object has it’s dependent classes injected, rather than creating them directly. Dependency injection can help developers decouple the different pieces of their application. </text:p>
      <text:p text:style-name="P40"/>
      <text:p text:style-name="P41">Example:</text:p>
      <text:p text:style-name="P41">We have 3 pages in our application and we need 3 functionalities in each page. </text:p>
      <text:p text:style-name="P41">In classic days needed to create objects of the 3 function in all the 3 pages.</text:p>
      <text:p text:style-name="P40"/>
      <text:p text:style-name="P40"><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69"><text:span text:style-name="T19">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3">It’s created and registered in the container, we only have to use this. </text:span><text:span text:style-name="T24">This way container deals creating, registering and exposing of the object rather then creating them in every page. </text:span></text:p>
      <text:p text:style-name="P70"><text:span text:style-name="T24">T</text:span><text:span text:style-name="T19">his is how efficient dependency injection is compared to the classic approach.</text:span></text:p>
      <text:p text:style-name="P43"/>
      <text:p text:style-name="P43"/>
      <text:p text:style-name="P43"/>
      <text:p text:style-name="P42"/>
      <text:p text:style-name="P41"><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41"/>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2"><text:soft-page-break/>Book List Razor</text:p>
      <text:p text:style-name="P57"/>
      <text:p text:style-name="P44">First create the model and push it to the database.</text:p>
      <text:p text:style-name="P44">After that will perform CRUD operations on book list. </text:p>
      <text:p text:style-name="P44"/>
      <text:p text:style-name="P44"/>
      <text:p text:style-name="P58">Installing NuGet package</text:p>
      <text:p text:style-name="P45">Installing the first NuGet package: to refresh website dynamically as we make the development</text:p>
      <text:p text:style-name="P46">It’s a core package which is needed for developers. </text:p>
      <text:p text:style-name="P45">Now auto-refresh for the view is separate package. </text:p>
      <text:p text:style-name="P60">Microsoft.AspNetCore.MVC.Razor.RuntimeCompilation</text:p>
      <text:h text:style-name="P71" text:outline-level="2"><text:bookmark text:name="enable-runtime-compilation-in-an-existing-project"/>Enable runtime compilation in an existing project</text:h>
      <text:p text:style-name="Text_20_body">To enable runtime compilation for all environments in an existing project:</text:p>
      <text:list xml:id="list331197433" text:style-name="L1">
        <text:list-item>
          <text:p text:style-name="P82">Install the <text:a xlink:type="simple" xlink:href="https://www.nuget.org/packages/Microsoft.AspNetCore.Mvc.Razor.RuntimeCompilation/" text:style-name="Internet_20_link" text:visited-style-name="Visited_20_Internet_20_Link">Microsoft.AspNetCore.Mvc.Razor.RuntimeCompilation</text:a> NuGet package.</text:p>
        </text:list-item>
        <text:list-item>
          <text:p text:style-name="P82">Update the project's <text:span text:style-name="Source_20_Text">Startup.ConfigureServices</text:span> method to include a call to <text:a xlink:type="simple" xlink:href="https://docs.microsoft.com/en-us/dotnet/api/microsoft.extensions.dependencyinjection.razorruntimecompilationmvcbuilderextensions.addrazorruntimecompilation" text:style-name="Internet_20_link" text:visited-style-name="Visited_20_Internet_20_Link">AddRazorRuntimeCompilation</text:a>. For example:</text:p>
        </text:list-item>
      </text:list>
      <text:section text:style-name="Sect1" text:name="code-try-1">
        <text:list xml:id="list213734916604232" text:continue-numbering="true" text:style-name="L1">
          <text:list-header>
            <text:p text:style-name="P82">C#</text:p>
          </text:list-header>
        </text:list>
      </text:section>
      <text:p text:style-name="Preformatted_20_Text"><text:span text:style-name="Source_20_Text">public void ConfigureServices(IServiceCollection services)</text:span></text:p>
      <text:p text:style-name="Preformatted_20_Text"><text:span text:style-name="Source_20_Text">{</text:span></text:p>
      <text:p text:style-name="Preformatted_20_Text"><text:span text:style-name="Source_20_Text"><text:s text:c="4"/>services.AddRazorPages()</text:span></text:p>
      <text:p text:style-name="Preformatted_20_Text"><text:span text:style-name="Source_20_Text"><text:s text:c="8"/>.AddRazorRuntimeCompilation();</text:span></text:p>
      <text:p text:style-name="Preformatted_20_Text"/>
      <text:p text:style-name="Preformatted_20_Text"><text:span text:style-name="Source_20_Text"><text:s text:c="4"/>// code omitted for brevity</text:span></text:p>
      <text:p text:style-name="P72"><text:span text:style-name="Source_20_Text">}</text:span></text:p>
      <text:p text:style-name="P72"/>
      <text:p text:style-name="P73"><text:span text:style-name="Source_20_Text"><text:span text:style-name="T26">Create first model</text:span></text:span></text:p>
      <text:p text:style-name="P74"><text:span text:style-name="Source_20_Text"><text:span text:style-name="T28">Models represent any table that we want in the database. </text:span></text:span></text:p>
      <text:p text:style-name="P74"><text:span text:style-name="Source_20_Text"><text:span text:style-name="T28">Add a new folder for Model, after that add a new class, called ‘Book’</text:span></text:span></text:p>
      <text:p text:style-name="P74"><text:span text:style-name="Source_20_Text"><text:span text:style-name="T28"/></text:span></text:p>
      <text:p text:style-name="P76"><text:span text:style-name="Source_20_Text"><text:span text:style-name="T27">Create database connection</text:span></text:span></text:p>
      <text:p text:style-name="P77"><text:span text:style-name="Source_20_Text"><text:span text:style-name="T29">Add packages:</text:span></text:span></text:p>
      <text:p text:style-name="P77"><text:span text:style-name="Source_20_Text"><text:span text:style-name="T29">- Microsoft.EntityFrameworkCore</text:span></text:span></text:p>
      <text:p text:style-name="P77"><text:span text:style-name="Source_20_Text"><text:span text:style-name="T29">- Microsoft.EntityFrameworkCore.SqlServer</text:span></text:span></text:p>
      <text:p text:style-name="P77"><text:span text:style-name="Source_20_Text"><text:span text:style-name="T29">- </text:span></text:span><text:span text:style-name="Source_20_Text"><text:span text:style-name="T30">Microsoft.EntityFrameworkCore:Tools (required because we will be running migrations)</text:span></text:span></text:p>
      <text:p text:style-name="P77"><text:span text:style-name="Source_20_Text"><text:span text:style-name="T30"/></text:span></text:p>
      <text:p text:style-name="P79"><text:span text:style-name="Source_20_Text"><text:span text:style-name="T30">Set up connection string:</text:span></text:span></text:p>
      <text:p text:style-name="P79"><text:span text:style-name="Source_20_Text"><text:span text:style-name="T30">- </text:span></text:span><text:span text:style-name="Source_20_Text"><text:span text:style-name="T31">use default server from Microsoft SQL Server Manager</text:span></text:span></text:p>
      <text:p text:style-name="P79"><text:span text:style-name="Source_20_Text"><text:span text:style-name="T31">- copy it into AppSetting.json file </text:span></text:span><text:span text:style-name="Source_20_Text"><text:span text:style-name="T32">with a connection string</text:span></text:span></text:p>
      <text:p text:style-name="P80"><text:span text:style-name="Source_20_Text"><text:span text:style-name="T35">"ConnectionStrings"</text:span></text:span><text:span text:style-name="T8">: {</text:span></text:p>
      <text:p text:style-name="P81"><text:span text:style-name="T8"><text:s text:c="4"/></text:span><text:span text:style-name="T34">"DefaultConnection"</text:span><text:span text:style-name="T8">: </text:span></text:p>
      <text:p text:style-name="P81"><text:span text:style-name="T36">"Server=DESKTOPUPA0J1N;Database=BookListRazor;Trusted_Connection=True;MultipleActiveResultSets=True"</text:span></text:p>
      <text:p text:style-name="P80"><text:span text:style-name="T8"><text:s text:c="2"/>},</text:span></text:p>
      <text:p text:style-name="P78"><text:span text:style-name="Source_20_Text"><text:span text:style-name="T30"/></text:span></text:p>
      <text:p text:style-name="P78"><text:span text:style-name="Source_20_Text"><text:span text:style-name="T30">- </text:span></text:span><text:span text:style-name="Source_20_Text"><text:span text:style-name="T32">configure configure services with entity framework (add to the pipeline)</text:span></text:span></text:p>
      <text:p text:style-name="P78"><text:span text:style-name="Source_20_Text"><text:span text:style-name="T3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1-26T21:35:30.926000000</dc:date>
    <meta:editing-duration>PT11H56M47S</meta:editing-duration>
    <meta:editing-cycles>46</meta:editing-cycles>
    <meta:document-statistic meta:table-count="0" meta:image-count="2" meta:object-count="0" meta:page-count="4" meta:paragraph-count="127" meta:word-count="1289" meta:character-count="8229" meta:non-whitespace-character-count="6995"/>
  </office:meta>
</office:document-meta>
</file>